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plain the principles of implementing object orientation in C:</text:span></text:p>
      <text:p text:style-name="Standard">Vi använder structs där vi har det klassen ska innehålla variabler och metoder. Sen har man en en reference * till structen man har skapat i sina metoder.´</text:p>
      <text:p text:style-name="Standard">Sen för att nå element i sina structs så använder man -&gt; </text:p>
      <text:p text:style-name="Standard"/>
      <text:p text:style-name="Standard"><text:span text:style-name="T1">The TimyTimber kernel, if properly used, supports a reactive programming model with object-level concurrency. Explain these two terms:</text:span></text:p>
      <text:p text:style-name="P1"/>
      <text:p text:style-name="Standard"><text:span text:style-name="T1">Reactive programming model</text:span>: Använder asynchronous programming logik för att hantera realtidsuppdateringar </text:p>
      <text:p text:style-name="Standard"><text:span text:style-name="T1">Object-level concurrency:</text:span></text:p>
      <text:p text:style-name="Standard"/>
      <text:p text:style-name="Standard"><text:span text:style-name="T1">When using the TinyTimber kernel, why is it important to invoke all object methods via kernel primitives (SYNC, ASYNC, AFTER, BEFORE) and not directly?</text:span></text:p>
      <text:p text:style-name="Standard">Det tillåter flera metoder att köras samtidigt </text:p>
      <text:p text:style-name="Standard"/>
      <text:p text:style-name="Standard"><text:span text:style-name="T1">Explain the term race condition:</text:span></text:p>
      <text:p text:style-name="Standard">Race condition<text:span text:style-name="T1"> </text:span>uppstår när den önskade outputen kräver att vissa händelser inträffar i en specifik ordning men att händelserna inte alltid sker i den ordningen. Det är ett "race" mellan händelserna och om fel händelser vinner failar programme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154" meta:character-count="1014" meta:non-whitespace-character-count="867"/>
    <meta:generator>LibreOfficeDev/6.0.5.2$Linux_X86_64 LibreOffice_project/</meta:generator>
  </office:meta>
</office:document-meta>
</file>